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0.9cm"/>
    </style:style>
    <style:style style:name="Table4.B" style:family="table-column">
      <style:table-column-properties style:column-width="11.007cm"/>
    </style:style>
    <style:style style:name="Table4.C" style:family="table-column">
      <style:table-column-properties style:column-width="4.207cm"/>
    </style:style>
    <style:style style:name="Table4.1" style:family="table-row">
      <style:table-row-properties style:min-row-height="0.011cm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none" fo:border-right="none" fo:border-top="0.5pt solid #000000" fo:border-bottom="none"/>
    </style:style>
    <style:style style:name="Table1.A2" style:family="table-cell">
      <style:table-cell-properties fo:padding="0.097cm" fo:border-left="0.5pt solid #999999" fo:border-right="none" fo:border-top="0.5pt solid #999999" fo:border-bottom="0.5pt solid #999999"/>
    </style:style>
    <style:style style:name="Table1.F2" style:family="table-cell">
      <style:table-cell-properties fo:padding="0.097cm" fo:border="0.5pt solid #999999"/>
    </style:style>
    <style:style style:name="Table3" style:family="table">
      <style:table-properties style:width="16.99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.001cm"/>
    </style:style>
    <style:style style:name="Table3.C" style:family="table-column">
      <style:table-column-properties style:column-width="1cm"/>
    </style:style>
    <style:style style:name="Table3.E" style:family="table-column">
      <style:table-column-properties style:column-width="3.995cm"/>
    </style:style>
    <style:style style:name="Table3.1" style:family="table-row">
      <style:table-row-properties style:row-height="1cm"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background-color="transparent" fo:padding-left="0.501cm" fo:padding-right="0.501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style:vertical-align="middle" fo:background-color="#dddddd" fo:padding-left="0.501cm" fo:padding-right="0.501cm" fo:padding-top="0cm" fo:padding-bottom="0cm" fo:border="none" style:writing-mode="lr-tb">
        <style:background-image/>
      </style:table-cell-properties>
    </style:style>
    <style:style style:name="Table3.2" style:family="table-row">
      <style:table-row-properties style:row-height="0.3cm" fo:keep-together="always"/>
    </style:style>
    <style:style style:name="Table3.A2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A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D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4" style:family="table-row">
      <style:table-row-properties style:row-height="0.3cm" fo:keep-together="always"/>
    </style:style>
    <style:style style:name="Table3.6" style:family="table-row">
      <style:table-row-properties style:row-height="0.3cm" fo:keep-together="always"/>
    </style:style>
    <style:style style:name="Table3.A7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D7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8" style:family="table-row">
      <style:table-row-properties style:row-height="0.3cm" fo:keep-together="always"/>
    </style:style>
    <style:style style:name="Table3.A9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D9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10" style:family="table-row">
      <style:table-row-properties style:row-height="0.3cm" fo:keep-together="always"/>
    </style:style>
    <style:style style:name="Table3.A1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D1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12" style:family="table-row">
      <style:table-row-properties style:row-height="0.3cm" fo:keep-together="always"/>
    </style:style>
    <style:style style:name="Table3.A1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3.D1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2" style:family="table">
      <style:table-properties style:width="16.997cm" fo:margin-left="0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4.001cm"/>
    </style:style>
    <style:style style:name="Table2.C" style:family="table-column">
      <style:table-column-properties style:column-width="1cm"/>
    </style:style>
    <style:style style:name="Table2.E" style:family="table-column">
      <style:table-column-properties style:column-width="3.995cm"/>
    </style:style>
    <style:style style:name="Table2.1" style:family="table-row">
      <style:table-row-properties style:row-height="1cm"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2.B1" style:family="table-cell">
      <style:table-cell-properties style:vertical-align="middle" fo:background-color="#dddddd" fo:padding-left="0.501cm" fo:padding-right="0.501cm" fo:padding-top="0cm" fo:padding-bottom="0cm" fo:border="none" style:writing-mode="lr-tb">
        <style:background-image/>
      </style:table-cell-properties>
    </style:style>
    <style:style style:name="Table2.C1" style:family="table-cell">
      <style:table-cell-properties style:vertical-align="middle" fo:background-color="transparent" fo:padding-left="0.501cm" fo:padding-right="0.501cm" fo:padding-top="0cm" fo:padding-bottom="0cm" fo:border="none" style:writing-mode="lr-tb">
        <style:background-image/>
      </style:table-cell-properties>
    </style:style>
    <style:style style:name="Table2.2" style:family="table-row">
      <style:table-row-properties style:row-height="0.3cm" fo:keep-together="always"/>
    </style:style>
    <style:style style:name="Table2.4" style:family="table-row">
      <style:table-row-properties style:row-height="0.3cm" fo:keep-together="always"/>
    </style:style>
    <style:style style:name="P1" style:family="paragraph" style:parent-style-name="Standard">
      <style:text-properties officeooo:paragraph-rsid="00079a75"/>
    </style:style>
    <style:style style:name="P2" style:family="paragraph" style:parent-style-name="Standard">
      <style:text-properties fo:font-weight="bold" officeooo:rsid="00306c65" officeooo:paragraph-rsid="00079a75" style:font-weight-asian="bold" style:font-weight-complex="bold"/>
    </style:style>
    <style:style style:name="P3" style:family="paragraph" style:parent-style-name="Standard">
      <style:text-properties officeooo:paragraph-rsid="00103214"/>
    </style:style>
    <style:style style:name="P4" style:family="paragraph" style:parent-style-name="Standard">
      <style:paragraph-properties fo:margin-top="0.3cm" fo:margin-bottom="0.3cm" loext:contextual-spacing="false" fo:text-align="start" style:justify-single-word="false"/>
      <style:text-properties officeooo:paragraph-rsid="00079a75"/>
    </style:style>
    <style:style style:name="P5" style:family="paragraph" style:parent-style-name="Standard">
      <style:paragraph-properties fo:margin-top="0.3cm" fo:margin-bottom="0.3cm" loext:contextual-spacing="false" fo:text-align="start" style:justify-single-word="false"/>
      <style:text-properties officeooo:paragraph-rsid="000ae4f4"/>
    </style:style>
    <style:style style:name="P6" style:family="paragraph" style:parent-style-name="Text_20_body">
      <style:text-properties officeooo:paragraph-rsid="00079a75"/>
    </style:style>
    <style:style style:name="P7" style:family="paragraph" style:parent-style-name="Text_20_body">
      <loext:graphic-properties draw:fill-image-width="0cm" draw:fill-image-height="0cm"/>
      <style:text-properties officeooo:paragraph-rsid="00079a75"/>
    </style:style>
    <style:style style:name="P8" style:family="paragraph" style:parent-style-name="Text_20_body">
      <style:text-properties fo:font-style="italic" officeooo:paragraph-rsid="00079a75" style:font-style-asian="italic" style:font-style-complex="italic"/>
    </style:style>
    <style:style style:name="P9" style:family="paragraph" style:parent-style-name="Text_20_body">
      <style:text-properties style:use-window-font-color="true" style:font-name="Times New Roman2" fo:font-size="12pt" fo:language="de" fo:country="DE" officeooo:paragraph-rsid="00079a75" style:font-name-asian="Times New Roman2" style:font-size-asian="12pt" style:font-name-complex="Times New Roman2" style:font-size-complex="12pt" style:language-complex="ar" style:country-complex="SA"/>
    </style:style>
    <style:style style:name="P10" style:family="paragraph" style:parent-style-name="Text_20_body">
      <style:text-properties officeooo:paragraph-rsid="001cc216"/>
    </style:style>
    <style:style style:name="P11" style:family="paragraph" style:parent-style-name="Text_20_body">
      <loext:graphic-properties draw:fill-image-width="0cm" draw:fill-image-height="0cm"/>
      <style:text-properties officeooo:paragraph-rsid="000ae4f4"/>
    </style:style>
    <style:style style:name="P12" style:family="paragraph" style:parent-style-name="Header">
      <style:text-properties officeooo:paragraph-rsid="00079a75"/>
    </style:style>
    <style:style style:name="P13" style:family="paragraph" style:parent-style-name="Subject">
      <style:text-properties officeooo:paragraph-rsid="00079a75"/>
    </style:style>
    <style:style style:name="P14" style:family="paragraph" style:parent-style-name="Grade">
      <style:text-properties officeooo:paragraph-rsid="00079a75"/>
    </style:style>
    <style:style style:name="P15" style:family="paragraph" style:parent-style-name="Table_20_Contents">
      <style:text-properties officeooo:rsid="0042d296" officeooo:paragraph-rsid="00103214"/>
    </style:style>
    <style:style style:name="P16" style:family="paragraph" style:parent-style-name="Table_20_Contents">
      <style:text-properties officeooo:paragraph-rsid="00103214"/>
    </style:style>
    <style:style style:name="P17" style:family="paragraph" style:parent-style-name="Text_20_body">
      <style:text-properties officeooo:paragraph-rsid="00079a75"/>
    </style:style>
    <style:style style:name="P18" style:family="paragraph" style:parent-style-name="Text_20_body">
      <loext:graphic-properties draw:fill-image-width="0cm" draw:fill-image-height="0cm"/>
      <style:text-properties officeooo:paragraph-rsid="00079a75"/>
    </style:style>
    <style:style style:name="P19" style:family="paragraph" style:parent-style-name="Text_20_body">
      <style:text-properties fo:font-style="italic" officeooo:paragraph-rsid="00079a75" style:font-style-asian="italic" style:font-style-complex="italic"/>
    </style:style>
    <style:style style:name="P20" style:family="paragraph" style:parent-style-name="Text_20_body">
      <style:text-properties fo:font-style="italic" officeooo:paragraph-rsid="0016123d" style:font-style-asian="italic" style:font-style-complex="italic"/>
    </style:style>
    <style:style style:name="P21" style:family="paragraph" style:parent-style-name="Text_20_body">
      <style:text-properties officeooo:paragraph-rsid="0016123d"/>
    </style:style>
    <style:style style:name="P22" style:family="paragraph" style:parent-style-name="Text_20_body">
      <style:text-properties fo:font-weight="normal" officeooo:rsid="00306c65" officeooo:paragraph-rsid="0016123d" style:font-weight-asian="normal" style:font-weight-complex="normal"/>
    </style:style>
    <style:style style:name="P23" style:family="paragraph" style:parent-style-name="Text_20_body">
      <style:text-properties officeooo:paragraph-rsid="001643c5"/>
    </style:style>
    <style:style style:name="P24" style:family="paragraph" style:parent-style-name="Heading_20_2">
      <style:paragraph-properties fo:text-align="center" style:justify-single-word="false"/>
      <style:text-properties officeooo:paragraph-rsid="00079a75"/>
    </style:style>
    <style:style style:name="P25" style:family="paragraph" style:parent-style-name="Heading_20_1">
      <style:paragraph-properties fo:margin-top="1cm" fo:margin-bottom="0cm" loext:contextual-spacing="false"/>
      <style:text-properties officeooo:rsid="00190427" officeooo:paragraph-rsid="00079a75" style:text-scale="120%"/>
    </style:style>
    <style:style style:name="P26" style:family="paragraph" style:parent-style-name="Subject">
      <style:text-properties officeooo:rsid="001dd97f" officeooo:paragraph-rsid="001dd97f"/>
    </style:style>
    <style:style style:name="P27" style:family="paragraph" style:parent-style-name="Subject">
      <style:text-properties officeooo:rsid="001dd97f" officeooo:paragraph-rsid="0016123d"/>
    </style:style>
    <style:style style:name="P28" style:family="paragraph" style:parent-style-name="Subject">
      <style:text-properties officeooo:paragraph-rsid="00079a75"/>
    </style:style>
    <style:style style:name="P29" style:family="paragraph" style:parent-style-name="Subject">
      <style:text-properties officeooo:rsid="00264671" officeooo:paragraph-rsid="00264671"/>
    </style:style>
    <style:style style:name="P30" style:family="paragraph" style:parent-style-name="Subject">
      <style:text-properties officeooo:rsid="00264671" officeooo:paragraph-rsid="0016123d"/>
    </style:style>
    <style:style style:name="P31" style:family="paragraph" style:parent-style-name="Subject">
      <style:text-properties officeooo:rsid="0024db19" officeooo:paragraph-rsid="0024db19"/>
    </style:style>
    <style:style style:name="P32" style:family="paragraph" style:parent-style-name="Subject">
      <style:text-properties officeooo:rsid="0024db19" officeooo:paragraph-rsid="0016123d"/>
    </style:style>
    <style:style style:name="P33" style:family="paragraph" style:parent-style-name="Subject">
      <style:text-properties officeooo:paragraph-rsid="0016123d"/>
    </style:style>
    <style:style style:name="P34" style:family="paragraph" style:parent-style-name="Subject">
      <style:text-properties officeooo:rsid="00235427" officeooo:paragraph-rsid="001643c5"/>
    </style:style>
    <style:style style:name="P35" style:family="paragraph" style:parent-style-name="Subject">
      <style:text-properties officeooo:paragraph-rsid="001643c5"/>
    </style:style>
    <style:style style:name="P36" style:family="paragraph" style:parent-style-name="Grade">
      <style:text-properties officeooo:paragraph-rsid="00264671"/>
    </style:style>
    <style:style style:name="P37" style:family="paragraph" style:parent-style-name="Grade">
      <style:text-properties officeooo:paragraph-rsid="0016123d"/>
    </style:style>
    <style:style style:name="P38" style:family="paragraph" style:parent-style-name="Grade">
      <style:text-properties officeooo:paragraph-rsid="001643c5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6c65" style:font-weight-asian="bold" style:font-weight-complex="bold"/>
    </style:style>
    <style:style style:name="T3" style:family="text">
      <style:text-properties officeooo:rsid="00190427"/>
    </style:style>
    <style:style style:name="T4" style:family="text">
      <style:text-properties officeooo:rsid="001bc18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stroke="solid" svg:stroke-width="0.03cm" svg:stroke-color="#000000" draw:marker-start-width="0.358cm" draw:marker-end-width="0.358cm" draw:stroke-linejoin="miter" svg:stroke-linecap="square" draw:fill="none" draw:fill-color="#ffffff" draw:textarea-horizontal-align="left" draw:textarea-vertical-align="top" draw:auto-grow-height="false" fo:padding-top="0.231cm" fo:padding-bottom="0.231cm" fo:padding-left="0.443cm" fo:padding-right="0.44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Maßstab?" text:name="STREAM"/>
        <text:user-field-decl office:value-type="string" office:string-value="?f_ABCD_1?" text:name="f_ABCD_1"/>
        <text:user-field-decl office:value-type="string" office:string-value="?f_ABCD_2?" text:name="f_ABCD_2"/>
        <text:user-field-decl office:value-type="string" office:string-value="?f_ABCD_3?" text:name="f_ABCD_3"/>
        <text:user-field-decl office:value-type="string" office:string-value="?f_ABCD_4?" text:name="f_ABCD_4"/>
        <text:user-field-decl office:value-type="string" office:string-value="?f_ABCD_5?" text:name="f_ABCD_5"/>
        <text:user-field-decl office:value-type="string" office:string-value="?f_ABCD_6?" text:name="f_ABCD_6"/>
        <text:user-field-decl office:value-type="string" office:string-value="?f_ABCD_7?" text:name="f_ABCD_7"/>
        <text:user-field-decl office:value-type="string" office:string-value="?f_ABCD_8?" text:name="f_ABCD_8"/>
        <text:user-field-decl office:value-type="string" office:string-value="?f_ABCD_9?" text:name="f_ABCD_9"/>
        <text:user-field-decl office:value-type="string" office:string-value="?f_ABCD_10?" text:name="f_ABCD_10"/>
        <text:user-field-decl office:value-type="string" office:string-value="?f_ABCD_11?" text:name="f_ABCD_11"/>
        <text:user-field-decl office:value-type="string" office:string-value="?f_ABCD_12?" text:name="f_ABCD_12"/>
        <text:user-field-decl office:value-type="string" office:string-value="?f_ABCD_13?" text:name="f_ABCD_13"/>
        <text:user-field-decl office:value-type="string" office:string-value="?f_ABCD_14?" text:name="f_ABCD_14"/>
        <text:user-field-decl office:value-type="string" office:string-value="?f_ABCD_15?" text:name="f_ABCD_15"/>
        <text:user-field-decl office:value-type="string" office:string-value="?f_ABCD_16?" text:name="f_ABCD_16"/>
        <text:user-field-decl office:value-type="string" office:string-value="?g_ABCD_1?" text:name="g_ABCD_1"/>
        <text:user-field-decl office:value-type="string" office:string-value="?g_ABCD_2?" text:name="g_ABCD_2"/>
        <text:user-field-decl office:value-type="string" office:string-value="?g_ABCD_3?" text:name="g_ABCD_3"/>
        <text:user-field-decl office:value-type="string" office:string-value="?g_ABCD_4?" text:name="g_ABCD_4"/>
        <text:user-field-decl office:value-type="string" office:string-value="?g_ABCD_5?" text:name="g_ABCD_5"/>
        <text:user-field-decl office:value-type="string" office:string-value="?g_ABCD_6?" text:name="g_ABCD_6"/>
        <text:user-field-decl office:value-type="string" office:string-value="?g_ABCD_7?" text:name="g_ABCD_7"/>
        <text:user-field-decl office:value-type="string" office:string-value="?g_ABCD_8?" text:name="g_ABCD_8"/>
        <text:user-field-decl office:value-type="string" office:string-value="?g_ABCD_9?" text:name="g_ABCD_9"/>
        <text:user-field-decl office:value-type="string" office:string-value="?g_ABCD_10?" text:name="g_ABCD_10"/>
        <text:user-field-decl office:value-type="string" office:string-value="?g_ABCD_11?" text:name="g_ABCD_11"/>
        <text:user-field-decl office:value-type="string" office:string-value="?g_ABCD_12?" text:name="g_ABCD_12"/>
        <text:user-field-decl office:value-type="string" office:string-value="?g_ABCD_13?" text:name="g_ABCD_13"/>
        <text:user-field-decl office:value-type="string" office:string-value="?g_ABCD_14?" text:name="g_ABCD_14"/>
        <text:user-field-decl office:value-type="string" office:string-value="?g_ABCD_15?" text:name="g_ABCD_15"/>
        <text:user-field-decl office:value-type="string" office:string-value="?g_ABCD_16?" text:name="g_ABCD_16"/>
        <text:user-field-decl office:value-type="string" office:string-value="?ZEUGNIS_D?" text:name="DATE_D"/>
        <text:user-field-decl office:value-type="string" office:string-value="?f_EK_1?" text:name="f_EK_1"/>
        <text:user-field-decl office:value-type="string" office:string-value="?f_EK_2?" text:name="f_EK_2"/>
        <text:user-field-decl office:value-type="string" office:string-value="?f_EK_3?" text:name="f_EK_3"/>
        <text:user-field-decl office:value-type="string" office:string-value="?f_EK_4?" text:name="f_EK_4"/>
        <text:user-field-decl office:value-type="string" office:string-value="?f_EK_5?" text:name="f_EK_5"/>
        <text:user-field-decl office:value-type="string" office:string-value="?f_EK_6?" text:name="f_EK_6"/>
        <text:user-field-decl office:value-type="string" office:string-value="?g_EK_1?" text:name="g_EK_1"/>
        <text:user-field-decl office:value-type="string" office:string-value="?g_EK_2?" text:name="g_EK_2"/>
        <text:user-field-decl office:value-type="string" office:string-value="?g_EK_3?" text:name="g_EK_3"/>
        <text:user-field-decl office:value-type="string" office:string-value="?g_EK_4?" text:name="g_EK_4"/>
        <text:user-field-decl office:value-type="string" office:string-value="?g_EK_5?" text:name="g_EK_5"/>
        <text:user-field-decl office:value-type="string" office:string-value="?g_EK_6?" text:name="g_EK_6"/>
        <text:user-field-decl office:value-type="string" office:string-value="?VORNAMEN?" text:name="FIRSTNAMES"/>
        <text:user-field-decl office:value-type="string" office:string-value="?KLASSE?" text:name="CLASS_FULL"/>
        <text:user-field-decl office:value-type="string" office:string-value="?NACHNAME?" text:name="LASTNAME_FULL"/>
        <text:user-field-decl office:value-type="string" office:string-value="?de?" text:name="de"/>
        <text:user-field-decl office:value-type="string" office:string-value="?en?" text:name="en"/>
        <text:user-field-decl office:value-type="string" office:string-value="?fr?" text:name="fr"/>
        <text:user-field-decl office:value-type="string" office:string-value="?ku?" text:name="ku"/>
        <text:user-field-decl office:value-type="string" office:string-value="?mu?" text:name="mu"/>
        <text:user-field-decl office:value-type="string" office:string-value="?ges?" text:name="ges"/>
        <text:user-field-decl office:value-type="string" office:string-value="?soz?" text:name="soz"/>
        <text:user-field-decl office:value-type="string" office:string-value="?geo?" text:name="geo"/>
        <text:user-field-decl office:value-type="string" office:string-value="?rel?" text:name="rel"/>
        <text:user-field-decl office:value-type="string" office:string-value="?ma?" text:name="ma"/>
        <text:user-field-decl office:value-type="string" office:string-value="?bio?" text:name="bio"/>
        <text:user-field-decl office:value-type="string" office:string-value="?ch?" text:name="ch"/>
        <text:user-field-decl office:value-type="string" office:string-value="?ph?" text:name="ph"/>
        <text:user-field-decl office:value-type="string" office:string-value="?sp?" text:name="sp"/>
        <text:user-field-decl office:value-type="string" office:string-value="?awt?" text:name="awt"/>
        <text:user-field-decl office:value-type="string" office:string-value="?eu?" text:name="eu"/>
        <text:user-field-decl office:value-type="string" office:string-value="?f_K_1?" text:name="f_K_1"/>
        <text:user-field-decl office:value-type="string" office:string-value="?g_K_1?" text:name="g_K_1"/>
        <text:user-field-decl office:value-type="string" office:string-value="?f_K_2?" text:name="f_K_2"/>
        <text:user-field-decl office:value-type="string" office:string-value="?g_K_2?" text:name="g_K_2"/>
        <text:user-field-decl office:value-type="string" office:string-value="?f_K_3?" text:name="f_K_3"/>
        <text:user-field-decl office:value-type="string" office:string-value="?g_K_3?" text:name="g_K_3"/>
        <text:user-field-decl office:value-type="string" office:string-value="?f_K_4?" text:name="f_K_4"/>
        <text:user-field-decl office:value-type="string" office:string-value="?g_K_4?" text:name="g_K_4"/>
        <text:user-field-decl office:value-type="string" office:string-value="?f_K_5?" text:name="f_K_5"/>
        <text:user-field-decl office:value-type="string" office:string-value="?g_K_5?" text:name="g_K_5"/>
      </text:user-field-decls>
      <text:p text:style-name="P12">FREIE WALDORFSCHULE HANNOVER – BOTHFELD</text:p>
      <text:p text:style-name="P7"><draw:line text:anchor-type="char" draw:z-index="0" draw:style-name="gr1" draw:text-style-name="P39" svg:x1="0.099cm" svg:y1="0.252cm" svg:x2="16.821cm" svg:y2="0.252cm"><text:p/></draw:line></text:p>
      <text:h text:style-name="P25" text:outline-level="1">Orientierungsnoten *</text:h>
      <text:h text:style-name="P24" text:outline-level="2">Maßstab <text:user-field-get text:name="STREAM">?Maßstab?</text:user-field-get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5">für <text:span text:style-name="T1"><text:user-field-get text:name="FIRSTNAMES">?VORNAMEN?</text:user-field-get></text:span><text:span text:style-name="T1"><text:s/></text:span><text:span text:style-name="T1"><text:user-field-get text:name="LASTNAME_FULL">?NACHNAME?</text:user-field-get></text:span></text:p>
          </table:table-cell>
          <table:table-cell table:style-name="Table4.A1" office:value-type="string">
            <text:p text:style-name="P4"><text:span text:style-name="T3">Klasse: </text:span><text:span text:style-name="T3"><text:user-field-get text:name="CLASS_FULL">?KLASSE?</text:user-field-get></text:span></text:p>
          </table:table-cell>
          <table:table-cell table:style-name="Table4.A1" office:value-type="string">
            <text:p text:style-name="P4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P33">Deutsch</text:p>
          </table:table-cell>
          <table:table-cell table:style-name="Table3.B1" office:value-type="string">
            <text:p text:style-name="P37"><text:user-field-get text:name="de">?de?</text:user-field-ge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7">Englisch</text:p>
          </table:table-cell>
          <table:table-cell table:style-name="Table3.B1" office:value-type="string">
            <text:p text:style-name="P37"><text:user-field-get text:name="en">?en?</text:user-field-get></text:p>
          </table:table-cell>
        </table:table-row>
        <table:table-row table:style-name="Table3.2">
          <table:table-cell table:style-name="Table3.D13" office:value-type="string">
            <text:p text:style-name="P21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1">
          <table:table-cell table:style-name="Table3.A3" office:value-type="string">
            <text:p text:style-name="P27">Französisch</text:p>
          </table:table-cell>
          <table:table-cell table:style-name="Table3.B1" office:value-type="string">
            <text:p text:style-name="P37"><text:user-field-get text:name="fr">?fr?</text:user-field-get></text:p>
          </table:table-cell>
          <table:table-cell table:style-name="Table3.A1" office:value-type="string">
            <text:p text:style-name="P21"/>
          </table:table-cell>
          <table:table-cell table:style-name="Table3.D13" office:value-type="string">
            <text:p text:style-name="P30">Arbeit-Wirtschaft-Technik</text:p>
          </table:table-cell>
          <table:table-cell table:style-name="Table3.B1" office:value-type="string">
            <text:p text:style-name="P37"><text:user-field-get text:name="awt">?awt?</text:user-field-get></text:p>
          </table:table-cell>
        </table:table-row>
        <table:table-row table:style-name="Table3.4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1">
          <table:table-cell table:style-name="Table3.A1" office:value-type="string">
            <text:p text:style-name="P27">Musik</text:p>
          </table:table-cell>
          <table:table-cell table:style-name="Table3.B1" office:value-type="string">
            <text:p text:style-name="P37"><text:user-field-get text:name="mu">?mu?</text:user-field-ge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7">Geschichte</text:p>
          </table:table-cell>
          <table:table-cell table:style-name="Table3.B1" office:value-type="string">
            <text:p text:style-name="P37"><text:user-field-get text:name="ges">?ges?</text:user-field-get></text:p>
          </table:table-cell>
        </table:table-row>
        <table:table-row table:style-name="Table3.6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1">
          <table:table-cell table:style-name="Table3.D13" office:value-type="string">
            <text:p text:style-name="P27">Sozialkunde</text:p>
          </table:table-cell>
          <table:table-cell table:style-name="Table3.B1" office:value-type="string">
            <text:p text:style-name="P37"><text:user-field-get text:name="soz">?soz?</text:user-field-get></text:p>
          </table:table-cell>
          <table:table-cell table:style-name="Table3.A1" office:value-type="string">
            <text:p text:style-name="P21"/>
          </table:table-cell>
          <table:table-cell table:style-name="Table3.D13" office:value-type="string">
            <text:p text:style-name="P27">Geographie</text:p>
          </table:table-cell>
          <table:table-cell table:style-name="Table3.B1" office:value-type="string">
            <text:p text:style-name="P37"><text:user-field-get text:name="geo">?geo?</text:user-field-get></text:p>
          </table:table-cell>
        </table:table-row>
        <table:table-row table:style-name="Table3.8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1">
          <table:table-cell table:style-name="Table3.D13" office:value-type="string">
            <text:p text:style-name="P27">Religion</text:p>
          </table:table-cell>
          <table:table-cell table:style-name="Table3.B1" office:value-type="string">
            <text:p text:style-name="P37"><text:user-field-get text:name="rel">?rel?</text:user-field-get></text:p>
          </table:table-cell>
          <table:table-cell table:style-name="Table3.A1" office:value-type="string">
            <text:p text:style-name="P21"/>
          </table:table-cell>
          <table:table-cell table:style-name="Table3.D13" office:value-type="string">
            <text:p text:style-name="P27">Mathematik</text:p>
          </table:table-cell>
          <table:table-cell table:style-name="Table3.B1" office:value-type="string">
            <text:p text:style-name="P37"><text:user-field-get text:name="ma">?ma?</text:user-field-get></text:p>
          </table:table-cell>
        </table:table-row>
        <table:table-row table:style-name="Table3.10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1">
          <table:table-cell table:style-name="Table3.D13" office:value-type="string">
            <text:p text:style-name="P27">Biologie</text:p>
          </table:table-cell>
          <table:table-cell table:style-name="Table3.B1" office:value-type="string">
            <text:p text:style-name="P37"><text:user-field-get text:name="bio">?bio?</text:user-field-get></text:p>
          </table:table-cell>
          <table:table-cell table:style-name="Table3.A1" office:value-type="string">
            <text:p text:style-name="P21"/>
          </table:table-cell>
          <table:table-cell table:style-name="Table3.D13" office:value-type="string">
            <text:p text:style-name="P27">Chemie</text:p>
          </table:table-cell>
          <table:table-cell table:style-name="Table3.B1" office:value-type="string">
            <text:p text:style-name="P37"><text:user-field-get text:name="ch">?ch?</text:user-field-get></text:p>
          </table:table-cell>
        </table:table-row>
        <table:table-row table:style-name="Table3.12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1">
          <table:table-cell table:style-name="Table3.D13" office:value-type="string">
            <text:p text:style-name="P27">Physik</text:p>
          </table:table-cell>
          <table:table-cell table:style-name="Table3.B1" office:value-type="string">
            <text:p text:style-name="P37"><text:user-field-get text:name="ph">?ph?</text:user-field-get></text:p>
          </table:table-cell>
          <table:table-cell table:style-name="Table3.A1" office:value-type="string">
            <text:p text:style-name="P21"/>
          </table:table-cell>
          <table:table-cell table:style-name="Table3.D13" office:value-type="string">
            <text:p text:style-name="P27">Sport</text:p>
          </table:table-cell>
          <table:table-cell table:style-name="Table3.B1" office:value-type="string">
            <text:p text:style-name="P37"><text:user-field-get text:name="sp">?sp?</text:user-field-get></text:p>
          </table:table-cell>
        </table:table-row>
      </table:table>
      <text:p text:style-name="P22"/>
      <text:p text:style-name="P21"><text:span text:style-name="T2">Künstlerisch-Praktische Kurse: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 table:style-name="Table2.1">
          <table:table-cell table:style-name="Table2.A1" office:value-type="string">
            <text:p text:style-name="P34">Eurythmie</text:p>
          </table:table-cell>
          <table:table-cell table:style-name="Table2.B1" office:value-type="string">
            <text:p text:style-name="P38"><text:user-field-get text:name="eu">?eu?</text:user-field-get></text:p>
          </table:table-cell>
          <table:table-cell table:style-name="Table2.C1" office:value-type="string">
            <text:p text:style-name="P23"/>
          </table:table-cell>
          <table:table-cell table:style-name="Table2.A1" office:value-type="string">
            <text:p text:style-name="P35"><text:user-field-get text:name="f_K_1">?f_K_1?</text:user-field-get></text:p>
          </table:table-cell>
          <table:table-cell table:style-name="Table2.B1" office:value-type="string">
            <text:p text:style-name="P38"><text:user-field-get text:name="g_K_1">?g_K_1?</text:user-field-get></text:p>
          </table:table-cell>
        </table:table-row>
        <table:table-row table:style-name="Table2.2">
          <table:table-cell table:style-name="Table2.A1" office:value-type="string">
            <text:p text:style-name="P35"/>
          </table:table-cell>
          <table:table-cell table:style-name="Table2.C1" office:value-type="string">
            <text:p text:style-name="P38"/>
          </table:table-cell>
          <table:table-cell table:style-name="Table2.C1" office:value-type="string">
            <text:p text:style-name="P23"/>
          </table:table-cell>
          <table:table-cell table:style-name="Table2.C1" office:value-type="string">
            <text:p text:style-name="P35"/>
          </table:table-cell>
          <table:table-cell table:style-name="Table2.C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5"><text:user-field-get text:name="f_K_2">?f_K_2?</text:user-field-get></text:p>
          </table:table-cell>
          <table:table-cell table:style-name="Table2.B1" office:value-type="string">
            <text:p text:style-name="P38"><text:user-field-get text:name="g_K_2">?g_K_2?</text:user-field-get></text:p>
          </table:table-cell>
          <table:table-cell table:style-name="Table2.C1" office:value-type="string">
            <text:p text:style-name="P23"/>
          </table:table-cell>
          <table:table-cell table:style-name="Table2.A1" office:value-type="string">
            <text:p text:style-name="P35"><text:user-field-get text:name="f_K_3">?f_K_3?</text:user-field-get></text:p>
          </table:table-cell>
          <table:table-cell table:style-name="Table2.B1" office:value-type="string">
            <text:p text:style-name="P38"><text:user-field-get text:name="g_K_3">?g_K_3?</text:user-field-get></text:p>
          </table:table-cell>
        </table:table-row>
        <table:table-row table:style-name="Table2.4">
          <table:table-cell table:style-name="Table2.C1" office:value-type="string">
            <text:p text:style-name="P35"/>
          </table:table-cell>
          <table:table-cell table:style-name="Table2.C1" office:value-type="string">
            <text:p text:style-name="P38"/>
          </table:table-cell>
          <table:table-cell table:style-name="Table2.C1" office:value-type="string">
            <text:p text:style-name="P23"/>
          </table:table-cell>
          <table:table-cell table:style-name="Table2.C1" office:value-type="string">
            <text:p text:style-name="P35"/>
          </table:table-cell>
          <table:table-cell table:style-name="Table2.C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5"><text:user-field-get text:name="f_K_4">?f_K_4?</text:user-field-get></text:p>
          </table:table-cell>
          <table:table-cell table:style-name="Table2.B1" office:value-type="string">
            <text:p text:style-name="P38"><text:user-field-get text:name="g_K_4">?g_K_4?</text:user-field-get></text:p>
          </table:table-cell>
          <table:table-cell table:style-name="Table2.C1" office:value-type="string">
            <text:p text:style-name="P23"/>
          </table:table-cell>
          <table:table-cell table:style-name="Table2.A1" office:value-type="string">
            <text:p text:style-name="P35"><text:user-field-get text:name="f_K_5">?f_K_5?</text:user-field-get></text:p>
          </table:table-cell>
          <table:table-cell table:style-name="Table2.B1" office:value-type="string">
            <text:p text:style-name="P38"><text:user-field-get text:name="g_K_5">?g_K_5?</text:user-field-get></text:p>
          </table:table-cell>
        </table:table-row>
      </table:table>
      <text:p text:style-name="P23"/>
      <text:p text:style-name="P23">* Diese Noten dienen nur der Orientierung und sind nicht einklagbar. Bei Fragen wenden Sie sich bitte an die Fachlehrkraft.</text:p>
      <text:p text:style-name="P2"/>
      <text:p text:style-name="P11"><draw:frame draw:style-name="fr1" draw:name="Frame1" text:anchor-type="paragraph" svg:x="8.35cm" svg:y="0cm" svg:width="8.23cm" draw:z-index="1"><draw:text-box fo:min-height="1.961cm"><text:p text:style-name="P10">Klassen<text:span text:style-name="T4">betreuer(in)</text:span></text:p><text:p text:style-name="P10"/><text:p text:style-name="P10">______________________________</text:p></draw:text-box></draw:frame>Hannover, den <text:user-field-get text:name="DATE_D">?ZEUGNIS_D?</text:user-field-get></text:p>
      <text:p text:style-name="P7"/>
      <text:p text:style-name="P7"/>
      <text:p text:style-name="P7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5">Notenstufen: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>1: sehr gut</text:p>
          </table:table-cell>
          <table:table-cell table:style-name="Table1.A2" office:value-type="string">
            <text:p text:style-name="P15">2: gut</text:p>
          </table:table-cell>
          <table:table-cell table:style-name="Table1.A2" office:value-type="string">
            <text:p text:style-name="P15">3: befriedigend</text:p>
          </table:table-cell>
          <table:table-cell table:style-name="Table1.A2" office:value-type="string">
            <text:p text:style-name="P15">4: ausreichend</text:p>
          </table:table-cell>
          <table:table-cell table:style-name="Table1.A2" office:value-type="string">
            <text:p text:style-name="P15">5: mangelhaft</text:p>
          </table:table-cell>
          <table:table-cell table:style-name="Table1.F2" office:value-type="string">
            <text:p text:style-name="P15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8p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family="'Times New Roman'" style:font-style-name="Regular" style:font-family-generic="roman" style:font-pitch="variable" fo:font-size="24pt" style:font-size-asian="24pt"/>
    </style:style>
    <style:style style:name="Subject" style:family="paragraph" style:parent-style-name="Text_20_body">
      <style:paragraph-properties fo:margin-top="0cm" fo:margin-bottom="0cm" loext:contextual-spacing="false"/>
      <style:text-properties officeooo:rsid="00463da4"/>
    </style:style>
    <style:style style:name="Grade" style:family="paragraph" style:parent-style-name="Subject">
      <style:text-properties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style="italic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56:57.618785721</meta:creation-date>
    <dc:date>2019-07-01T12:09:34.676471816</dc:date>
    <meta:editing-duration>PT1H6M24S</meta:editing-duration>
    <meta:editing-cycles>14</meta:editing-cycles>
    <meta:generator>LibreOffice/6.2.4.2$Linux_X86_64 LibreOffice_project/20$Build-2</meta:generator>
    <meta:document-statistic meta:table-count="4" meta:image-count="0" meta:object-count="0" meta:page-count="1" meta:paragraph-count="57" meta:word-count="94" meta:character-count="703" meta:non-whitespace-character-count="665"/>
  </office:meta>
</office:document-meta>
</file>